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"/>
    <style:style style:name="ce4" style:family="table-cell" style:parent-style-name="Default" style:data-style-name="N3"/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1.39347222222222cm" style:use-optimal-column-width="true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2.98097222222222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5111111111111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6361111111111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7527777777778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55763888888889cm"/>
    </style:style>
    <style:style style:name="co23" style:family="table-column">
      <style:table-column-properties fo:break-before="auto" style:column-width="2.98097222222222cm"/>
    </style:style>
    <style:style style:name="co24" style:family="table-column">
      <style:table-column-properties fo:break-before="auto" style:column-width="2.66347222222222cm"/>
    </style:style>
    <style:style style:name="co25" style:family="table-column">
      <style:table-column-properties fo:break-before="auto" style:column-width="2.25777777777778cm"/>
    </style:style>
    <style:style style:name="co26" style:family="table-column">
      <style:table-column-properties fo:break-before="auto" style:column-width="2.02847222222222cm"/>
    </style:style>
    <style:style style:name="co27" style:family="table-column">
      <style:table-column-properties fo:break-before="auto" style:column-width="2.68111111111111cm"/>
    </style:style>
    <style:style style:name="co28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January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6" table:default-cell-style-name="ce1"/>
        <table:table-column table:style-name="co20" table:default-cell-style-name="ce1"/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table:number-columns-repeated="16343" table:style-name="ce2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anuary</text:p>
          </table:table-cell>
          <table:table-cell office:value-type="string" table:style-name="ce4">
            <text:p>Ministry of Justice</text:p>
          </table:table-cell>
          <table:table-cell office:value-type="string" table:style-name="ce4">
            <text:p>Ministerial Department</text:p>
          </table:table-cell>
          <table:table-cell office:value-type="string" table:style-name="ce4">
            <text:p>Ministry of Justice</text:p>
          </table:table-cell>
          <table:table-cell office:value-type="float" office:value="327" table:style-name="ce4">
            <text:p>327</text:p>
          </table:table-cell>
          <table:table-cell office:value-type="float" office:value="311.31741999999997" table:style-name="ce4">
            <text:p>311</text:p>
          </table:table-cell>
          <table:table-cell office:value-type="float" office:value="842" table:style-name="ce4">
            <text:p>842</text:p>
          </table:table-cell>
          <table:table-cell office:value-type="float" office:value="816.01268000000005" table:style-name="ce4">
            <text:p>816</text:p>
          </table:table-cell>
          <table:table-cell office:value-type="float" office:value="3676" table:style-name="ce4">
            <text:p>3,676</text:p>
          </table:table-cell>
          <table:table-cell office:value-type="float" office:value="3592.1628399999981" table:style-name="ce4">
            <text:p>3,592</text:p>
          </table:table-cell>
          <table:table-cell office:value-type="float" office:value="1977" table:style-name="ce4">
            <text:p>1,977</text:p>
          </table:table-cell>
          <table:table-cell office:value-type="float" office:value="1930.3524000000004" table:style-name="ce4">
            <text:p>1,930</text:p>
          </table:table-cell>
          <table:table-cell office:value-type="float" office:value="172" table:style-name="ce4">
            <text:p>172</text:p>
          </table:table-cell>
          <table:table-cell office:value-type="float" office:value="167.76844" table:style-name="ce4">
            <text:p>168</text:p>
          </table:table-cell>
          <table:table-cell office:value-type="float" office:value="50" table:style-name="ce4">
            <text:p>50</text:p>
          </table:table-cell>
          <table:table-cell office:value-type="float" office:value="46.779729999999994" table:style-name="ce4">
            <text:p>47</text:p>
          </table:table-cell>
          <table:table-cell office:value-type="float" office:value="7044" table:style-name="ce4">
            <text:p>7,044</text:p>
          </table:table-cell>
          <table:table-cell office:value-type="float" office:value="6864.393509999999" table:style-name="ce4">
            <text:p>6,864</text:p>
          </table:table-cell>
          <table:table-cell office:value-type="float" office:value="94" table:style-name="ce4">
            <text:p>94</text:p>
          </table:table-cell>
          <table:table-cell office:value-type="float" office:value="93" table:style-name="ce4">
            <text:p>93</text:p>
          </table:table-cell>
          <table:table-cell office:value-type="float" office:value="42" table:style-name="ce4">
            <text:p>42</text:p>
          </table:table-cell>
          <table:table-cell office:value-type="float" office:value="62.43" table:style-name="ce4">
            <text:p>62</text:p>
          </table:table-cell>
          <table:table-cell office:value-type="float" office:value="391.2" table:style-name="ce4">
            <text:p>391</text:p>
          </table:table-cell>
          <table:table-cell office:value-type="float" office:value="390.59999999999997" table:style-name="ce4">
            <text:p>391</text:p>
          </table:table-cell>
          <table:table-cell office:value-type="float" office:value="527.20000000000005" table:style-name="ce4">
            <text:p>527</text:p>
          </table:table-cell>
          <table:table-cell office:value-type="float" office:value="546.03" table:style-name="ce4">
            <text:p>546</text:p>
          </table:table-cell>
          <table:table-cell office:value-type="float" office:value="0" table:style-name="ce4">
            <text:p>0</text:p>
          </table:table-cell>
          <table:table-cell office:value-type="float" office:value="7571.2" table:style-name="ce4">
            <text:p>7,571</text:p>
          </table:table-cell>
          <table:table-cell office:value-type="float" office:value="7410.4235099999987" table:style-name="ce4">
            <text:p>7,410</text:p>
          </table:table-cell>
          <table:table-cell office:value-type="float" office:value="22053310.810000002" table:style-name="ce4">
            <text:p>22,053,311</text:p>
          </table:table-cell>
          <table:table-cell office:value-type="float" office:value="1001913.2700000001" table:style-name="ce4">
            <text:p>1,001,913</text:p>
          </table:table-cell>
          <table:table-cell office:value-type="float" office:value="154296.14000000001" table:style-name="ce4">
            <text:p>154,296</text:p>
          </table:table-cell>
          <table:table-cell office:value-type="float" office:value="85407.540000000008" table:style-name="ce4">
            <text:p>85,408</text:p>
          </table:table-cell>
          <table:table-cell office:value-type="float" office:value="6939523.5500000007" table:style-name="ce4">
            <text:p>6,939,524</text:p>
          </table:table-cell>
          <table:table-cell office:value-type="float" office:value="3921424.8299999996" table:style-name="ce4">
            <text:p>3,921,425</text:p>
          </table:table-cell>
          <table:table-cell office:value-type="float" office:value="34155876.140000001" table:style-name="ce4">
            <text:p>34,155,876</text:p>
          </table:table-cell>
          <table:table-cell office:value-type="float" office:value="5786502.0899999989" table:style-name="ce4">
            <text:p>5,786,502</text:p>
          </table:table-cell>
          <table:table-cell office:value-type="float" office:value="158537.77000000002" table:style-name="ce4">
            <text:p>158,538</text:p>
          </table:table-cell>
          <table:table-cell office:value-type="float" office:value="5945039.8599999994" table:style-name="ce4">
            <text:p>5,945,040</text:p>
          </table:table-cell>
          <table:table-cell office:value-type="float" office:value="40100916" table:style-name="ce4">
            <text:p>40,100,916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anuary</text:p>
          </table:table-cell>
          <table:table-cell office:value-type="string" table:style-name="ce4">
            <text:p>Criminal Injuries Compensation Authorit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19" table:style-name="ce4">
            <text:p>119</text:p>
          </table:table-cell>
          <table:table-cell office:value-type="float" office:value="107.99055000000001" table:style-name="ce4">
            <text:p>108</text:p>
          </table:table-cell>
          <table:table-cell office:value-type="float" office:value="86" table:style-name="ce4">
            <text:p>86</text:p>
          </table:table-cell>
          <table:table-cell office:value-type="float" office:value="80.95" table:style-name="ce4">
            <text:p>81</text:p>
          </table:table-cell>
          <table:table-cell office:value-type="float" office:value="96" table:style-name="ce4">
            <text:p>96</text:p>
          </table:table-cell>
          <table:table-cell office:value-type="float" office:value="94.302700000000002" table:style-name="ce4">
            <text:p>94</text:p>
          </table:table-cell>
          <table:table-cell office:value-type="float" office:value="17" table:style-name="ce4">
            <text:p>17</text:p>
          </table:table-cell>
          <table:table-cell office:value-type="float" office:value="12.64864" table:style-name="ce4">
            <text:p>1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0" table:style-name="ce4">
            <text:p>320</text:p>
          </table:table-cell>
          <table:table-cell office:value-type="float" office:value="297.89189000000005" table:style-name="ce4">
            <text:p>29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0" table:style-name="ce4">
            <text:p>320</text:p>
          </table:table-cell>
          <table:table-cell office:value-type="float" office:value="297.89189000000005" table:style-name="ce4">
            <text:p>298</text:p>
          </table:table-cell>
          <table:table-cell office:value-type="float" office:value="948973.23333333281" table:style-name="ce4">
            <text:p>948,973</text:p>
          </table:table-cell>
          <table:table-cell office:value-type="float" office:value="0" table:style-name="ce4">
            <text:p>0</text:p>
          </table:table-cell>
          <table:table-cell office:value-type="float" office:value="11680.580000000002" table:style-name="ce4">
            <text:p>11,68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60653.81333333277" table:style-name="ce4">
            <text:p>960,65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60653.81333333277" table:style-name="ce4">
            <text:p>960,654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anuary</text:p>
          </table:table-cell>
          <table:table-cell office:value-type="string" table:style-name="ce4">
            <text:p>HM Courts and Tribunals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454" table:style-name="ce4">
            <text:p>9,454</text:p>
          </table:table-cell>
          <table:table-cell office:value-type="float" office:value="8257.0694100000783" table:style-name="ce4">
            <text:p>8,257</text:p>
          </table:table-cell>
          <table:table-cell office:value-type="float" office:value="2726" table:style-name="ce4">
            <text:p>2,726</text:p>
          </table:table-cell>
          <table:table-cell office:value-type="float" office:value="2576.1709599999963" table:style-name="ce4">
            <text:p>2,576</text:p>
          </table:table-cell>
          <table:table-cell office:value-type="float" office:value="2825" table:style-name="ce4">
            <text:p>2,825</text:p>
          </table:table-cell>
          <table:table-cell office:value-type="float" office:value="2670.4726799999953" table:style-name="ce4">
            <text:p>2,670</text:p>
          </table:table-cell>
          <table:table-cell office:value-type="float" office:value="754" table:style-name="ce4">
            <text:p>754</text:p>
          </table:table-cell>
          <table:table-cell office:value-type="float" office:value="735.85566000000017" table:style-name="ce4">
            <text:p>736</text:p>
          </table:table-cell>
          <table:table-cell office:value-type="float" office:value="73" table:style-name="ce4">
            <text:p>73</text:p>
          </table:table-cell>
          <table:table-cell office:value-type="float" office:value="72.567479999999989" table:style-name="ce4">
            <text:p>73</text:p>
          </table:table-cell>
          <table:table-cell office:value-type="float" office:value="8" table:style-name="ce4">
            <text:p>8</text:p>
          </table:table-cell>
          <table:table-cell office:value-type="float" office:value="7.51389" table:style-name="ce4">
            <text:p>8</text:p>
          </table:table-cell>
          <table:table-cell office:value-type="float" office:value="15840" table:style-name="ce4">
            <text:p>15,840</text:p>
          </table:table-cell>
          <table:table-cell office:value-type="float" office:value="14319.650080000069" table:style-name="ce4">
            <text:p>14,320</text:p>
          </table:table-cell>
          <table:table-cell office:value-type="float" office:value="2319.88" table:style-name="ce4">
            <text:p>2,320</text:p>
          </table:table-cell>
          <table:table-cell office:value-type="float" office:value="2319.88" table:style-name="ce4">
            <text:p>2,320</text:p>
          </table:table-cell>
          <table:table-cell office:value-type="float" office:value="23.95" table:style-name="ce4">
            <text:p>24</text:p>
          </table:table-cell>
          <table:table-cell office:value-type="float" office:value="23.95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43.83" table:style-name="ce4">
            <text:p>2,344</text:p>
          </table:table-cell>
          <table:table-cell office:value-type="float" office:value="2343.83" table:style-name="ce4">
            <text:p>2,344</text:p>
          </table:table-cell>
          <table:table-cell office:value-type="float" office:value="0" table:style-name="ce4">
            <text:p>0</text:p>
          </table:table-cell>
          <table:table-cell office:value-type="float" office:value="18183.830000000002" table:style-name="ce4">
            <text:p>18,184</text:p>
          </table:table-cell>
          <table:table-cell office:value-type="float" office:value="16663.480080000067" table:style-name="ce4">
            <text:p>16,663</text:p>
          </table:table-cell>
          <table:table-cell office:value-type="float" office:value="33885917.889999993" table:style-name="ce4">
            <text:p>33,885,918</text:p>
          </table:table-cell>
          <table:table-cell office:value-type="float" office:value="647143.52" table:style-name="ce4">
            <text:p>647,144</text:p>
          </table:table-cell>
          <table:table-cell office:value-type="float" office:value="412691.15" table:style-name="ce4">
            <text:p>412,691</text:p>
          </table:table-cell>
          <table:table-cell office:value-type="float" office:value="618393.73" table:style-name="ce4">
            <text:p>618,394</text:p>
          </table:table-cell>
          <table:table-cell office:value-type="float" office:value="9061015.3100000024" table:style-name="ce4">
            <text:p>9,061,015</text:p>
          </table:table-cell>
          <table:table-cell office:value-type="float" office:value="3317953.7899999996" table:style-name="ce4">
            <text:p>3,317,954</text:p>
          </table:table-cell>
          <table:table-cell office:value-type="float" office:value="47943115.389999993" table:style-name="ce4">
            <text:p>47,943,115</text:p>
          </table:table-cell>
          <table:table-cell office:value-type="float" office:value="7105021.1399999997" table:style-name="ce4">
            <text:p>7,105,021</text:p>
          </table:table-cell>
          <table:table-cell office:value-type="float" office:value="2951.96" table:style-name="ce4">
            <text:p>2,952</text:p>
          </table:table-cell>
          <table:table-cell office:value-type="float" office:value="7107973.0999999996" table:style-name="ce4">
            <text:p>7,107,973</text:p>
          </table:table-cell>
          <table:table-cell office:value-type="float" office:value="55051088.489999995" table:style-name="ce4">
            <text:p>55,051,088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anuary</text:p>
          </table:table-cell>
          <table:table-cell office:value-type="string" table:style-name="ce4">
            <text:p>Legal Aid Agenc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443" table:style-name="ce4">
            <text:p>443</text:p>
          </table:table-cell>
          <table:table-cell office:value-type="float" office:value="399.69759000000022" table:style-name="ce4">
            <text:p>400</text:p>
          </table:table-cell>
          <table:table-cell office:value-type="float" office:value="341" table:style-name="ce4">
            <text:p>341</text:p>
          </table:table-cell>
          <table:table-cell office:value-type="float" office:value="318.37143000000009" table:style-name="ce4">
            <text:p>318</text:p>
          </table:table-cell>
          <table:table-cell office:value-type="float" office:value="300" table:style-name="ce4">
            <text:p>300</text:p>
          </table:table-cell>
          <table:table-cell office:value-type="float" office:value="287.92243999999999" table:style-name="ce4">
            <text:p>288</text:p>
          </table:table-cell>
          <table:table-cell office:value-type="float" office:value="95" table:style-name="ce4">
            <text:p>95</text:p>
          </table:table-cell>
          <table:table-cell office:value-type="float" office:value="94.22514000000001" table:style-name="ce4">
            <text:p>94</text:p>
          </table:table-cell>
          <table:table-cell office:value-type="float" office:value="10" table:style-name="ce4">
            <text:p>10</text:p>
          </table:table-cell>
          <table:table-cell office:value-type="float" office:value="9.0653199999999998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89" table:style-name="ce4">
            <text:p>1,189</text:p>
          </table:table-cell>
          <table:table-cell office:value-type="float" office:value="1109.2819200000004" table:style-name="ce4">
            <text:p>1,109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191" table:style-name="ce4">
            <text:p>1,191</text:p>
          </table:table-cell>
          <table:table-cell office:value-type="float" office:value="1111.2819200000004" table:style-name="ce4">
            <text:p>1,111</text:p>
          </table:table-cell>
          <table:table-cell office:value-type="float" office:value="3043564.7800000003" table:style-name="ce4">
            <text:p>3,043,565</text:p>
          </table:table-cell>
          <table:table-cell office:value-type="float" office:value="31074.820000000003" table:style-name="ce4">
            <text:p>31,075</text:p>
          </table:table-cell>
          <table:table-cell office:value-type="float" office:value="34427.56" table:style-name="ce4">
            <text:p>34,428</text:p>
          </table:table-cell>
          <table:table-cell office:value-type="float" office:value="29193.82" table:style-name="ce4">
            <text:p>29,194</text:p>
          </table:table-cell>
          <table:table-cell office:value-type="float" office:value="678967.34999999986" table:style-name="ce4">
            <text:p>678,967</text:p>
          </table:table-cell>
          <table:table-cell office:value-type="float" office:value="257009.16999999995" table:style-name="ce4">
            <text:p>257,009</text:p>
          </table:table-cell>
          <table:table-cell office:value-type="float" office:value="4074237.5" table:style-name="ce4">
            <text:p>4,074,238</text:p>
          </table:table-cell>
          <table:table-cell office:value-type="float" office:value="4126.3999999999996" table:style-name="ce4">
            <text:p>4,126</text:p>
          </table:table-cell>
          <table:table-cell office:value-type="float" office:value="0" table:style-name="ce4">
            <text:p>0</text:p>
          </table:table-cell>
          <table:table-cell office:value-type="float" office:value="4126.3999999999996" table:style-name="ce4">
            <text:p>4,126</text:p>
          </table:table-cell>
          <table:table-cell office:value-type="float" office:value="4078363.9" table:style-name="ce4">
            <text:p>4,078,364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anuary</text:p>
          </table:table-cell>
          <table:table-cell office:value-type="string" table:style-name="ce4">
            <text:p>HM Prison and Probation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28608" table:style-name="ce4">
            <text:p>28,608</text:p>
          </table:table-cell>
          <table:table-cell office:value-type="float" office:value="26985.676070000405" table:style-name="ce4">
            <text:p>26,986</text:p>
          </table:table-cell>
          <table:table-cell office:value-type="float" office:value="6864" table:style-name="ce4">
            <text:p>6,864</text:p>
          </table:table-cell>
          <table:table-cell office:value-type="float" office:value="6559.1036300000269" table:style-name="ce4">
            <text:p>6,559</text:p>
          </table:table-cell>
          <table:table-cell office:value-type="float" office:value="7383" table:style-name="ce4">
            <text:p>7,383</text:p>
          </table:table-cell>
          <table:table-cell office:value-type="float" office:value="7062.7975800000204" table:style-name="ce4">
            <text:p>7,063</text:p>
          </table:table-cell>
          <table:table-cell office:value-type="float" office:value="924" table:style-name="ce4">
            <text:p>924</text:p>
          </table:table-cell>
          <table:table-cell office:value-type="float" office:value="905.14164000000005" table:style-name="ce4">
            <text:p>905</text:p>
          </table:table-cell>
          <table:table-cell office:value-type="float" office:value="90" table:style-name="ce4">
            <text:p>90</text:p>
          </table:table-cell>
          <table:table-cell office:value-type="float" office:value="89.5" table:style-name="ce4">
            <text:p>90</text:p>
          </table:table-cell>
          <table:table-cell office:value-type="float" office:value="21019" table:style-name="ce4">
            <text:p>21,019</text:p>
          </table:table-cell>
          <table:table-cell office:value-type="float" office:value="19522.857779999955" table:style-name="ce4">
            <text:p>19,523</text:p>
          </table:table-cell>
          <table:table-cell office:value-type="float" office:value="64888" table:style-name="ce4">
            <text:p>64,888</text:p>
          </table:table-cell>
          <table:table-cell office:value-type="float" office:value="61125.076700000413" table:style-name="ce4">
            <text:p>61,125</text:p>
          </table:table-cell>
          <table:table-cell office:value-type="float" office:value="875.16774193548395" table:style-name="ce4">
            <text:p>875</text:p>
          </table:table-cell>
          <table:table-cell office:value-type="float" office:value="875.16774193548395" table:style-name="ce4">
            <text:p>87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75.16774193548395" table:style-name="ce4">
            <text:p>875</text:p>
          </table:table-cell>
          <table:table-cell office:value-type="float" office:value="875.16774193548395" table:style-name="ce4">
            <text:p>875</text:p>
          </table:table-cell>
          <table:table-cell office:value-type="float" office:value="0" table:style-name="ce4">
            <text:p>0</text:p>
          </table:table-cell>
          <table:table-cell office:value-type="float" office:value="65763.167741935482" table:style-name="ce4">
            <text:p>65,763</text:p>
          </table:table-cell>
          <table:table-cell office:value-type="float" office:value="62000.244441935894" table:style-name="ce4">
            <text:p>62,000</text:p>
          </table:table-cell>
          <table:table-cell office:value-type="float" office:value="151868571.25" table:style-name="ce4">
            <text:p>151,868,571</text:p>
          </table:table-cell>
          <table:table-cell office:value-type="float" office:value="16516611.749999998" table:style-name="ce4">
            <text:p>16,516,612</text:p>
          </table:table-cell>
          <table:table-cell office:value-type="float" office:value="-133685.85999999993" table:style-name="ce4">
            <text:p>-133,686</text:p>
          </table:table-cell>
          <table:table-cell office:value-type="float" office:value="8742806.8599999994" table:style-name="ce4">
            <text:p>8,742,807</text:p>
          </table:table-cell>
          <table:table-cell office:value-type="float" office:value="46272478.920000002" table:style-name="ce4">
            <text:p>46,272,479</text:p>
          </table:table-cell>
          <table:table-cell office:value-type="float" office:value="18406870.290000003" table:style-name="ce4">
            <text:p>18,406,870</text:p>
          </table:table-cell>
          <table:table-cell office:value-type="float" office:value="241673653.21000001" table:style-name="ce4">
            <text:p>241,673,653</text:p>
          </table:table-cell>
          <table:table-cell office:value-type="float" office:value="4426730.51" table:style-name="ce4">
            <text:p>4,426,731</text:p>
          </table:table-cell>
          <table:table-cell office:value-type="float" office:value="256553.02000000002" table:style-name="ce4">
            <text:p>256,553</text:p>
          </table:table-cell>
          <table:table-cell office:value-type="float" office:value="4683283.5299999993" table:style-name="ce4">
            <text:p>4,683,284</text:p>
          </table:table-cell>
          <table:table-cell office:value-type="float" office:value="246356936.74000001" table:style-name="ce4">
            <text:p>246,356,937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anuary</text:p>
          </table:table-cell>
          <table:table-cell office:value-type="string" table:style-name="ce4">
            <text:p>The Office of the Public Guardian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78" table:style-name="ce4">
            <text:p>978</text:p>
          </table:table-cell>
          <table:table-cell office:value-type="float" office:value="888.07650999999862" table:style-name="ce4">
            <text:p>888</text:p>
          </table:table-cell>
          <table:table-cell office:value-type="float" office:value="436" table:style-name="ce4">
            <text:p>436</text:p>
          </table:table-cell>
          <table:table-cell office:value-type="float" office:value="415.79460000000006" table:style-name="ce4">
            <text:p>416</text:p>
          </table:table-cell>
          <table:table-cell office:value-type="float" office:value="178" table:style-name="ce4">
            <text:p>178</text:p>
          </table:table-cell>
          <table:table-cell office:value-type="float" office:value="168.62511999999998" table:style-name="ce4">
            <text:p>169</text:p>
          </table:table-cell>
          <table:table-cell office:value-type="float" office:value="22" table:style-name="ce4">
            <text:p>22</text:p>
          </table:table-cell>
          <table:table-cell office:value-type="float" office:value="21.8" table:style-name="ce4">
            <text:p>2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17" table:style-name="ce4">
            <text:p>1,617</text:p>
          </table:table-cell>
          <table:table-cell office:value-type="float" office:value="1497.2962299999986" table:style-name="ce4">
            <text:p>1,497</text:p>
          </table:table-cell>
          <table:table-cell office:value-type="float" office:value="183" table:style-name="ce4">
            <text:p>183</text:p>
          </table:table-cell>
          <table:table-cell office:value-type="float" office:value="172.4" table:style-name="ce4">
            <text:p>17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83" table:style-name="ce4">
            <text:p>183</text:p>
          </table:table-cell>
          <table:table-cell office:value-type="float" office:value="172.4" table:style-name="ce4">
            <text:p>172</text:p>
          </table:table-cell>
          <table:table-cell office:value-type="float" office:value="0" table:style-name="ce4">
            <text:p>0</text:p>
          </table:table-cell>
          <table:table-cell office:value-type="float" office:value="1800" table:style-name="ce4">
            <text:p>1,800</text:p>
          </table:table-cell>
          <table:table-cell office:value-type="float" office:value="1669.6962299999986" table:style-name="ce4">
            <text:p>1,670</text:p>
          </table:table-cell>
          <table:table-cell office:value-type="float" office:value="3115542.8499999996" table:style-name="ce4">
            <text:p>3,115,543</text:p>
          </table:table-cell>
          <table:table-cell office:value-type="float" office:value="46500.799999999996" table:style-name="ce4">
            <text:p>46,501</text:p>
          </table:table-cell>
          <table:table-cell office:value-type="float" office:value="1789.369999999999" table:style-name="ce4">
            <text:p>1,789</text:p>
          </table:table-cell>
          <table:table-cell office:value-type="float" office:value="194016.96" table:style-name="ce4">
            <text:p>194,017</text:p>
          </table:table-cell>
          <table:table-cell office:value-type="float" office:value="810885.97" table:style-name="ce4">
            <text:p>810,886</text:p>
          </table:table-cell>
          <table:table-cell office:value-type="float" office:value="306748.87" table:style-name="ce4">
            <text:p>306,749</text:p>
          </table:table-cell>
          <table:table-cell office:value-type="float" office:value="4475484.8199999994" table:style-name="ce4">
            <text:p>4,475,485</text:p>
          </table:table-cell>
          <table:table-cell office:value-type="float" office:value="506350.39000000007" table:style-name="ce4">
            <text:p>506,350</text:p>
          </table:table-cell>
          <table:table-cell office:value-type="float" office:value="0" table:style-name="ce4">
            <text:p>0</text:p>
          </table:table-cell>
          <table:table-cell office:value-type="float" office:value="506350.39000000007" table:style-name="ce4">
            <text:p>506,350</text:p>
          </table:table-cell>
          <table:table-cell office:value-type="float" office:value="4981835.209999999" table:style-name="ce4">
            <text:p>4,981,835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anuary</text:p>
          </table:table-cell>
          <table:table-cell office:value-type="string" table:style-name="ce4">
            <text:p>Children and Family Court Advisory and Support Servic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69" table:style-name="ce4">
            <text:p>2,269</text:p>
          </table:table-cell>
          <table:table-cell office:value-type="float" office:value="2070.188963963958" table:style-name="ce4">
            <text:p>2,070</text:p>
          </table:table-cell>
          <table:table-cell office:value-type="float" office:value="2269" table:style-name="ce4">
            <text:p>2,269</text:p>
          </table:table-cell>
          <table:table-cell office:value-type="float" office:value="2070.188963963958" table:style-name="ce4">
            <text:p>2,070</text:p>
          </table:table-cell>
          <table:table-cell office:value-type="float" office:value="48" table:style-name="ce4">
            <text:p>48</text:p>
          </table:table-cell>
          <table:table-cell office:value-type="float" office:value="48" table:style-name="ce4">
            <text:p>48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4" table:style-name="ce4">
            <text:p>54</text:p>
          </table:table-cell>
          <table:table-cell office:value-type="float" office:value="54" table:style-name="ce4">
            <text:p>54</text:p>
          </table:table-cell>
          <table:table-cell office:value-type="float" office:value="0" table:style-name="ce4">
            <text:p>0</text:p>
          </table:table-cell>
          <table:table-cell office:value-type="float" office:value="2323" table:style-name="ce4">
            <text:p>2,323</text:p>
          </table:table-cell>
          <table:table-cell office:value-type="float" office:value="2124.188963963958" table:style-name="ce4">
            <text:p>2,124</text:p>
          </table:table-cell>
          <table:table-cell office:value-type="float" office:value="9572425.6300000064" table:style-name="ce4">
            <text:p>9,572,4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572425.6300000064" table:style-name="ce4">
            <text:p>9,572,426</text:p>
          </table:table-cell>
          <table:table-cell office:value-type="float" office:value="584605.46" table:style-name="ce4">
            <text:p>584,605</text:p>
          </table:table-cell>
          <table:table-cell office:value-type="float" office:value="0" table:style-name="ce4">
            <text:p>0</text:p>
          </table:table-cell>
          <table:table-cell office:value-type="float" office:value="584605.46" table:style-name="ce4">
            <text:p>584,605</text:p>
          </table:table-cell>
          <table:table-cell office:value-type="float" office:value="10157031.090000007" table:style-name="ce4">
            <text:p>10,157,031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anuary</text:p>
          </table:table-cell>
          <table:table-cell office:value-type="string" table:style-name="ce4">
            <text:p>Criminal Cases Review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93.81" table:style-name="ce4">
            <text:p>94</text:p>
          </table:table-cell>
          <table:table-cell office:value-type="float" office:value="100" table:style-name="ce4">
            <text:p>100</text:p>
          </table:table-cell>
          <table:table-cell office:value-type="float" office:value="93.81" table:style-name="ce4">
            <text:p>9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93.81" table:style-name="ce4">
            <text:p>94</text:p>
          </table:table-cell>
          <table:table-cell office:value-type="float" office:value="467785" table:style-name="ce4">
            <text:p>467,785</text:p>
          </table:table-cell>
          <table:table-cell office:value-type="float" office:value="0" table:style-name="ce4">
            <text:p>0</text:p>
          </table:table-cell>
          <table:table-cell office:value-type="float" office:value="900" table:style-name="ce4">
            <text:p>9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68685" table:style-name="ce4">
            <text:p>468,68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68685" table:style-name="ce4">
            <text:p>468,685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anuary</text:p>
          </table:table-cell>
          <table:table-cell office:value-type="string" table:style-name="ce4">
            <text:p>Judicial Appointments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2.8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22.6" table:style-name="ce4">
            <text:p>23</text:p>
          </table:table-cell>
          <table:table-cell office:value-type="float" office:value="52" table:style-name="ce4">
            <text:p>52</text:p>
          </table:table-cell>
          <table:table-cell office:value-type="float" office:value="51.2" table:style-name="ce4">
            <text:p>51</text:p>
          </table:table-cell>
          <table:table-cell office:value-type="float" office:value="12" table:style-name="ce4">
            <text:p>12</text:p>
          </table:table-cell>
          <table:table-cell office:value-type="float" office:value="11.6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4" table:style-name="ce4">
            <text:p>0</text:p>
          </table:table-cell>
          <table:table-cell office:value-type="float" office:value="92" table:style-name="ce4">
            <text:p>92</text:p>
          </table:table-cell>
          <table:table-cell office:value-type="float" office:value="89.600000000000009" table:style-name="ce4">
            <text:p>90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99" table:style-name="ce4">
            <text:p>99</text:p>
          </table:table-cell>
          <table:table-cell office:value-type="float" office:value="96.600000000000009" table:style-name="ce4">
            <text:p>97</text:p>
          </table:table-cell>
          <table:table-cell office:value-type="float" office:value="444478.14999999997" table:style-name="ce4">
            <text:p>444,478</text:p>
          </table:table-cell>
          <table:table-cell office:value-type="float" office:value="6304.74" table:style-name="ce4">
            <text:p>6,305</text:p>
          </table:table-cell>
          <table:table-cell office:value-type="float" office:value="7445.25" table:style-name="ce4">
            <text:p>7,445</text:p>
          </table:table-cell>
          <table:table-cell office:value-type="float" office:value="116.42" table:style-name="ce4">
            <text:p>116</text:p>
          </table:table-cell>
          <table:table-cell office:value-type="float" office:value="71610.66" table:style-name="ce4">
            <text:p>71,611</text:p>
          </table:table-cell>
          <table:table-cell office:value-type="float" office:value="31364.519999999997" table:style-name="ce4">
            <text:p>31,365</text:p>
          </table:table-cell>
          <table:table-cell office:value-type="float" office:value="561319.74" table:style-name="ce4">
            <text:p>561,320</text:p>
          </table:table-cell>
          <table:table-cell office:value-type="float" office:value="66623.22" table:style-name="ce4">
            <text:p>66,623</text:p>
          </table:table-cell>
          <table:table-cell office:value-type="float" office:value="6196" table:style-name="ce4">
            <text:p>6,196</text:p>
          </table:table-cell>
          <table:table-cell office:value-type="float" office:value="72819.22" table:style-name="ce4">
            <text:p>72,819</text:p>
          </table:table-cell>
          <table:table-cell office:value-type="float" office:value="634138.96" table:style-name="ce4">
            <text:p>634,139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anuary</text:p>
          </table:table-cell>
          <table:table-cell office:value-type="string" table:style-name="ce4">
            <text:p>Legal Services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" table:style-name="ce4">
            <text:p>40</text:p>
          </table:table-cell>
          <table:table-cell office:value-type="float" office:value="36.82" table:style-name="ce4">
            <text:p>37</text:p>
          </table:table-cell>
          <table:table-cell office:value-type="float" office:value="40" table:style-name="ce4">
            <text:p>40</text:p>
          </table:table-cell>
          <table:table-cell office:value-type="float" office:value="36.82" table:style-name="ce4">
            <text:p>3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" table:style-name="ce4">
            <text:p>40</text:p>
          </table:table-cell>
          <table:table-cell office:value-type="float" office:value="36.82" table:style-name="ce4">
            <text:p>37</text:p>
          </table:table-cell>
          <table:table-cell office:value-type="float" office:value="272632.98" table:style-name="ce4">
            <text:p>272,6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72632.98" table:style-name="ce4">
            <text:p>272,6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72632.98" table:style-name="ce4">
            <text:p>272,633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anuary</text:p>
          </table:table-cell>
          <table:table-cell office:value-type="string" table:style-name="ce4">
            <text:p>Parole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13" table:style-name="ce4">
            <text:p>13</text:p>
          </table:table-cell>
          <table:table-cell office:value-type="float" office:value="12.5" table:style-name="ce4">
            <text:p>13</text:p>
          </table:table-cell>
          <table:table-cell office:value-type="float" office:value="129" table:style-name="ce4">
            <text:p>129</text:p>
          </table:table-cell>
          <table:table-cell office:value-type="float" office:value="127.2" table:style-name="ce4">
            <text:p>127</text:p>
          </table:table-cell>
          <table:table-cell office:value-type="float" office:value="52" table:style-name="ce4">
            <text:p>52</text:p>
          </table:table-cell>
          <table:table-cell office:value-type="float" office:value="51" table:style-name="ce4">
            <text:p>51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6" table:style-name="ce4">
            <text:p>206</text:p>
          </table:table-cell>
          <table:table-cell office:value-type="float" office:value="201.7" table:style-name="ce4">
            <text:p>202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216" table:style-name="ce4">
            <text:p>216</text:p>
          </table:table-cell>
          <table:table-cell office:value-type="float" office:value="211.7" table:style-name="ce4">
            <text:p>212</text:p>
          </table:table-cell>
          <table:table-cell office:value-type="float" office:value="474170.08" table:style-name="ce4">
            <text:p>474,170</text:p>
          </table:table-cell>
          <table:table-cell office:value-type="float" office:value="1707.1200000000001" table:style-name="ce4">
            <text:p>1,707</text:p>
          </table:table-cell>
          <table:table-cell office:value-type="float" office:value="27555" table:style-name="ce4">
            <text:p>27,555</text:p>
          </table:table-cell>
          <table:table-cell office:value-type="float" office:value="588.48" table:style-name="ce4">
            <text:p>588</text:p>
          </table:table-cell>
          <table:table-cell office:value-type="float" office:value="114478.51999999999" table:style-name="ce4">
            <text:p>114,479</text:p>
          </table:table-cell>
          <table:table-cell office:value-type="float" office:value="47379.040000000001" table:style-name="ce4">
            <text:p>47,379</text:p>
          </table:table-cell>
          <table:table-cell office:value-type="float" office:value="665878.24" table:style-name="ce4">
            <text:p>665,878</text:p>
          </table:table-cell>
          <table:table-cell office:value-type="float" office:value="16445.79" table:style-name="ce4">
            <text:p>16,446</text:p>
          </table:table-cell>
          <table:table-cell office:value-type="float" office:value="0" table:style-name="ce4">
            <text:p>0</text:p>
          </table:table-cell>
          <table:table-cell office:value-type="float" office:value="16445.79" table:style-name="ce4">
            <text:p>16,446</text:p>
          </table:table-cell>
          <table:table-cell office:value-type="float" office:value="682324.03" table:style-name="ce4">
            <text:p>682,324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anuary</text:p>
          </table:table-cell>
          <table:table-cell office:value-type="string" table:style-name="ce4">
            <text:p>Youth Justice Board for England and Wal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8" table:style-name="ce4">
            <text:p>18</text:p>
          </table:table-cell>
          <table:table-cell office:value-type="float" office:value="17.600000000000001" table:style-name="ce4">
            <text:p>18</text:p>
          </table:table-cell>
          <table:table-cell office:value-type="float" office:value="47" table:style-name="ce4">
            <text:p>47</text:p>
          </table:table-cell>
          <table:table-cell office:value-type="float" office:value="45.53" table:style-name="ce4">
            <text:p>46</text:p>
          </table:table-cell>
          <table:table-cell office:value-type="float" office:value="30" table:style-name="ce4">
            <text:p>30</text:p>
          </table:table-cell>
          <table:table-cell office:value-type="float" office:value="30" table:style-name="ce4">
            <text:p>3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98.13" table:style-name="ce4">
            <text:p>9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98.13" table:style-name="ce4">
            <text:p>98</text:p>
          </table:table-cell>
          <table:table-cell office:value-type="float" office:value="391438.12000000005" table:style-name="ce4">
            <text:p>391,438</text:p>
          </table:table-cell>
          <table:table-cell office:value-type="float" office:value="2791.83" table:style-name="ce4">
            <text:p>2,792</text:p>
          </table:table-cell>
          <table:table-cell office:value-type="float" office:value="23175" table:style-name="ce4">
            <text:p>23,175</text:p>
          </table:table-cell>
          <table:table-cell office:value-type="float" office:value="0" table:style-name="ce4">
            <text:p>0</text:p>
          </table:table-cell>
          <table:table-cell office:value-type="float" office:value="98716.81" table:style-name="ce4">
            <text:p>98,717</text:p>
          </table:table-cell>
          <table:table-cell office:value-type="float" office:value="43968.91" table:style-name="ce4">
            <text:p>43,969</text:p>
          </table:table-cell>
          <table:table-cell office:value-type="float" office:value="560090.67000000004" table:style-name="ce4">
            <text:p>560,09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60090.67000000004" table:style-name="ce4">
            <text:p>560,091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anuary</text:p>
          </table:table-cell>
          <table:table-cell office:value-type="string" table:style-name="ce4">
            <text:p>Independent Monitoring Authority for the Citizens’ Rights Agreement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8" table:style-name="ce4">
            <text:p>8</text:p>
          </table:table-cell>
          <table:table-cell office:value-type="float" office:value="7.6" table:style-name="ce4">
            <text:p>8</text:p>
          </table:table-cell>
          <table:table-cell office:value-type="float" office:value="6" table:style-name="ce4">
            <text:p>6</text:p>
          </table:table-cell>
          <table:table-cell office:value-type="float" office:value="6.6" table:style-name="ce4">
            <text:p>7</text:p>
          </table:table-cell>
          <table:table-cell office:value-type="float" office:value="16" table:style-name="ce4">
            <text:p>16</text:p>
          </table:table-cell>
          <table:table-cell office:value-type="float" office:value="15.8" table:style-name="ce4">
            <text:p>16</text:p>
          </table:table-cell>
          <table:table-cell office:value-type="float" office:value="15" table:style-name="ce4">
            <text:p>15</text:p>
          </table:table-cell>
          <table:table-cell office:value-type="float" office:value="14.8" table:style-name="ce4">
            <text:p>15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55" table:style-name="ce4">
            <text:p>55</text:p>
          </table:table-cell>
          <table:table-cell office:value-type="float" office:value="48.8" table:style-name="ce4">
            <text:p>49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61" table:style-name="ce4">
            <text:p>61</text:p>
          </table:table-cell>
          <table:table-cell office:value-type="float" office:value="54.8" table:style-name="ce4">
            <text:p>55</text:p>
          </table:table-cell>
          <table:table-cell office:value-type="float" office:value="209564.13" table:style-name="ce4">
            <text:p>209,564</text:p>
          </table:table-cell>
          <table:table-cell office:value-type="float" office:value="1652.27" table:style-name="ce4">
            <text:p>1,652</text:p>
          </table:table-cell>
          <table:table-cell office:value-type="float" office:value="500" table:style-name="ce4">
            <text:p>500</text:p>
          </table:table-cell>
          <table:table-cell office:value-type="float" office:value="0" table:style-name="ce4">
            <text:p>0</text:p>
          </table:table-cell>
          <table:table-cell office:value-type="float" office:value="51731.45" table:style-name="ce4">
            <text:p>51,731</text:p>
          </table:table-cell>
          <table:table-cell office:value-type="float" office:value="20984.1" table:style-name="ce4">
            <text:p>20,984</text:p>
          </table:table-cell>
          <table:table-cell office:value-type="float" office:value="284431.94999999995" table:style-name="ce4">
            <text:p>284,432</text:p>
          </table:table-cell>
          <table:table-cell office:value-type="float" office:value="67103.209999999992" table:style-name="ce4">
            <text:p>67,103</text:p>
          </table:table-cell>
          <table:table-cell office:value-type="float" office:value="0" table:style-name="ce4">
            <text:p>0</text:p>
          </table:table-cell>
          <table:table-cell office:value-type="float" office:value="67103.209999999992" table:style-name="ce4">
            <text:p>67,103</text:p>
          </table:table-cell>
          <table:table-cell office:value-type="float" office:value="351535.15999999992" table:style-name="ce4">
            <text:p>351,535</text:p>
          </table:table-cell>
          <table:table-cell table:number-columns-repeated="16343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Hartley, Robert</meta:initial-creator>
    <dc:creator>Dale, Harriet</dc:creator>
    <meta:creation-date>2022-09-30T10:29:42Z</meta:creation-date>
    <dc:date>2023-06-06T14:08:05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